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rimson Pro Black" svg:font-family="'Crimson Pro Black'"/>
    <style:font-face style:name="Crimson Pro Light" svg:font-family="'Crimson Pro Light'"/>
    <style:font-face style:name="Lohit Marathi1" svg:font-family="'Lohit Marathi'"/>
    <style:font-face style:name="Liberation Mono" svg:font-family="'Liberation Mono'" style:font-family-generic="modern" style:font-pitch="fixed"/>
    <style:font-face style:name="Crimson Pro ExtraLight" svg:font-family="'Crimson Pro ExtraLight'" style:font-pitch="variable"/>
    <style:font-face style:name="Lohit Marathi" svg:font-family="'Lohit Marathi'"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ext_20_body">
      <style:text-properties officeooo:rsid="0019b301" officeooo:paragraph-rsid="0019b301"/>
    </style:style>
    <style:style style:name="P2" style:family="paragraph" style:parent-style-name="Text_20_body">
      <style:text-properties officeooo:rsid="0019b301" officeooo:paragraph-rsid="0023a0fe"/>
    </style:style>
    <style:style style:name="P3" style:family="paragraph" style:parent-style-name="Text_20_body">
      <style:text-properties officeooo:rsid="0019b301" officeooo:paragraph-rsid="0032f20e"/>
    </style:style>
    <style:style style:name="P4" style:family="paragraph" style:parent-style-name="Text_20_body">
      <style:text-properties officeooo:rsid="0019b301" officeooo:paragraph-rsid="00433983"/>
    </style:style>
    <style:style style:name="P5" style:family="paragraph" style:parent-style-name="Text_20_body">
      <style:text-properties officeooo:rsid="0019b301" officeooo:paragraph-rsid="00518699"/>
    </style:style>
    <style:style style:name="P6" style:family="paragraph" style:parent-style-name="Text_20_body">
      <style:text-properties officeooo:rsid="0019b301" officeooo:paragraph-rsid="0027f764"/>
    </style:style>
    <style:style style:name="P7" style:family="paragraph" style:parent-style-name="Text_20_body">
      <style:text-properties officeooo:rsid="0019b301" officeooo:paragraph-rsid="0028c471"/>
    </style:style>
    <style:style style:name="P8" style:family="paragraph" style:parent-style-name="Text_20_body">
      <style:text-properties officeooo:rsid="0019b301" officeooo:paragraph-rsid="0029b9e1"/>
    </style:style>
    <style:style style:name="P9" style:family="paragraph" style:parent-style-name="Text_20_body">
      <style:text-properties officeooo:rsid="0019b301" officeooo:paragraph-rsid="002b2c4e"/>
    </style:style>
    <style:style style:name="P10" style:family="paragraph" style:parent-style-name="Text_20_body">
      <style:text-properties officeooo:rsid="0019b301" officeooo:paragraph-rsid="00342ee7"/>
    </style:style>
    <style:style style:name="P11" style:family="paragraph" style:parent-style-name="Text_20_body">
      <style:text-properties officeooo:rsid="0019b301" officeooo:paragraph-rsid="00385508"/>
    </style:style>
    <style:style style:name="P12" style:family="paragraph" style:parent-style-name="Text_20_body">
      <style:text-properties officeooo:rsid="0019b301" officeooo:paragraph-rsid="003b4a0d"/>
    </style:style>
    <style:style style:name="P13" style:family="paragraph" style:parent-style-name="Text_20_body">
      <style:text-properties officeooo:rsid="0019b301" officeooo:paragraph-rsid="003b6827"/>
    </style:style>
    <style:style style:name="P14" style:family="paragraph" style:parent-style-name="Text_20_body">
      <style:text-properties officeooo:rsid="0019b301" officeooo:paragraph-rsid="003e3de1"/>
    </style:style>
    <style:style style:name="P15" style:family="paragraph" style:parent-style-name="Text_20_body">
      <style:text-properties officeooo:rsid="0019b301" officeooo:paragraph-rsid="00417e10"/>
    </style:style>
    <style:style style:name="P16" style:family="paragraph" style:parent-style-name="Text_20_body">
      <style:text-properties officeooo:rsid="0019b301" officeooo:paragraph-rsid="0043c762"/>
    </style:style>
    <style:style style:name="P17" style:family="paragraph" style:parent-style-name="Text_20_body">
      <style:text-properties officeooo:rsid="0019b301" officeooo:paragraph-rsid="0045ddc9"/>
    </style:style>
    <style:style style:name="P18" style:family="paragraph" style:parent-style-name="Text_20_body">
      <style:text-properties officeooo:rsid="0019b301" officeooo:paragraph-rsid="005336ed"/>
    </style:style>
    <style:style style:name="P19" style:family="paragraph" style:parent-style-name="Text_20_body">
      <style:text-properties officeooo:rsid="0019b301" officeooo:paragraph-rsid="005b04b0"/>
    </style:style>
    <style:style style:name="P20" style:family="paragraph" style:parent-style-name="Text_20_body">
      <style:text-properties officeooo:rsid="0019b301" officeooo:paragraph-rsid="0063f0e4"/>
    </style:style>
    <style:style style:name="P21" style:family="paragraph" style:parent-style-name="Text_20_body">
      <style:text-properties officeooo:rsid="0019b301" officeooo:paragraph-rsid="0068dc4a"/>
    </style:style>
    <style:style style:name="P22" style:family="paragraph" style:parent-style-name="Text_20_body">
      <style:text-properties officeooo:rsid="0019b301" officeooo:paragraph-rsid="0068fe8e"/>
    </style:style>
    <style:style style:name="P23" style:family="paragraph" style:parent-style-name="Text_20_body">
      <style:text-properties officeooo:rsid="0019b301" officeooo:paragraph-rsid="006fc487"/>
    </style:style>
    <style:style style:name="P24" style:family="paragraph" style:parent-style-name="Text_20_body">
      <style:text-properties officeooo:rsid="0019b301" officeooo:paragraph-rsid="00756b8c"/>
    </style:style>
    <style:style style:name="P25" style:family="paragraph" style:parent-style-name="Text_20_body">
      <style:text-properties officeooo:rsid="0019b301" officeooo:paragraph-rsid="007cffbb"/>
    </style:style>
    <style:style style:name="P26" style:family="paragraph" style:parent-style-name="Text_20_body">
      <style:text-properties officeooo:rsid="0019b301" officeooo:paragraph-rsid="00815a3d"/>
    </style:style>
    <style:style style:name="P27" style:family="paragraph" style:parent-style-name="Text_20_body">
      <style:text-properties officeooo:rsid="0019b301" officeooo:paragraph-rsid="00891ac6"/>
    </style:style>
    <style:style style:name="P28" style:family="paragraph" style:parent-style-name="Text_20_body">
      <style:text-properties officeooo:rsid="0019b301" officeooo:paragraph-rsid="0095467d"/>
    </style:style>
    <style:style style:name="P29" style:family="paragraph" style:parent-style-name="Text_20_body">
      <style:text-properties officeooo:rsid="0019b301" officeooo:paragraph-rsid="00b4b8a2"/>
    </style:style>
    <style:style style:name="P30" style:family="paragraph" style:parent-style-name="Text_20_body">
      <style:text-properties officeooo:rsid="0019b301" officeooo:paragraph-rsid="00a2a7e8"/>
    </style:style>
    <style:style style:name="P31" style:family="paragraph" style:parent-style-name="Text_20_body">
      <style:text-properties officeooo:rsid="0019b301" officeooo:paragraph-rsid="00a87f70"/>
    </style:style>
    <style:style style:name="P32" style:family="paragraph" style:parent-style-name="Text_20_body">
      <style:text-properties officeooo:rsid="0019b301" officeooo:paragraph-rsid="00b6c393"/>
    </style:style>
    <style:style style:name="P33" style:family="paragraph" style:parent-style-name="Text_20_body">
      <style:text-properties officeooo:rsid="0019b301" officeooo:paragraph-rsid="00bafa7d"/>
    </style:style>
    <style:style style:name="P34" style:family="paragraph" style:parent-style-name="Text_20_body">
      <style:text-properties officeooo:rsid="0019b301" officeooo:paragraph-rsid="00bc0a04"/>
    </style:style>
    <style:style style:name="P35" style:family="paragraph" style:parent-style-name="Text_20_body">
      <style:text-properties officeooo:rsid="0019b301" officeooo:paragraph-rsid="00bc68c6"/>
    </style:style>
    <style:style style:name="P36" style:family="paragraph" style:parent-style-name="Text_20_body">
      <style:text-properties officeooo:paragraph-rsid="0019b301"/>
    </style:style>
    <style:style style:name="P37" style:family="paragraph" style:parent-style-name="Text_20_body">
      <style:text-properties officeooo:paragraph-rsid="002b2c4e"/>
    </style:style>
    <style:style style:name="P38" style:family="paragraph" style:parent-style-name="Text_20_body">
      <style:text-properties officeooo:paragraph-rsid="0037c134"/>
    </style:style>
    <style:style style:name="P39" style:family="paragraph" style:parent-style-name="Text_20_body">
      <style:text-properties officeooo:rsid="003c482f" officeooo:paragraph-rsid="003c482f"/>
    </style:style>
    <style:style style:name="P40" style:family="paragraph" style:parent-style-name="Text_20_body">
      <style:text-properties officeooo:rsid="003e3de1" officeooo:paragraph-rsid="003e3de1"/>
    </style:style>
    <style:style style:name="P41" style:family="paragraph" style:parent-style-name="Text_20_body">
      <style:text-properties style:text-underline-style="solid" style:text-underline-width="auto" style:text-underline-color="font-color" officeooo:paragraph-rsid="003e3de1"/>
    </style:style>
    <style:style style:name="P42" style:family="paragraph" style:parent-style-name="Text_20_body">
      <style:text-properties style:text-underline-style="solid" style:text-underline-width="auto" style:text-underline-color="font-color" officeooo:rsid="0019b301" officeooo:paragraph-rsid="003a07a0"/>
    </style:style>
    <style:style style:name="P43" style:family="paragraph" style:parent-style-name="Text_20_body">
      <style:text-properties style:text-underline-style="solid" style:text-underline-width="auto" style:text-underline-color="font-color" officeooo:rsid="0019b301" officeooo:paragraph-rsid="003b4a0d"/>
    </style:style>
    <style:style style:name="P44" style:family="paragraph" style:parent-style-name="Text_20_body">
      <style:text-properties style:text-underline-style="solid" style:text-underline-width="auto" style:text-underline-color="font-color" officeooo:rsid="0019b301" officeooo:paragraph-rsid="0045ddc9"/>
    </style:style>
    <style:style style:name="P45" style:family="paragraph" style:parent-style-name="Text_20_body">
      <style:text-properties style:text-underline-style="solid" style:text-underline-width="auto" style:text-underline-color="font-color" officeooo:rsid="0019b301" officeooo:paragraph-rsid="00417e10"/>
    </style:style>
    <style:style style:name="P46" style:family="paragraph" style:parent-style-name="Text_20_body">
      <style:text-properties style:text-underline-style="solid" style:text-underline-width="auto" style:text-underline-color="font-color" officeooo:rsid="0019b301" officeooo:paragraph-rsid="004a5c53"/>
    </style:style>
    <style:style style:name="P47" style:family="paragraph" style:parent-style-name="Text_20_body">
      <style:text-properties style:text-underline-style="solid" style:text-underline-width="auto" style:text-underline-color="font-color" officeooo:paragraph-rsid="003b4a0d"/>
    </style:style>
    <style:style style:name="P48" style:family="paragraph" style:parent-style-name="Text_20_body">
      <style:text-properties style:text-underline-style="solid" style:text-underline-width="auto" style:text-underline-color="font-color" officeooo:paragraph-rsid="0044ec54"/>
    </style:style>
    <style:style style:name="P49" style:family="paragraph" style:parent-style-name="Text_20_body">
      <style:text-properties style:text-underline-style="solid" style:text-underline-width="auto" style:text-underline-color="font-color" officeooo:paragraph-rsid="00756b8c"/>
    </style:style>
    <style:style style:name="P50" style:family="paragraph" style:parent-style-name="Text_20_body">
      <style:text-properties style:text-underline-style="solid" style:text-underline-width="auto" style:text-underline-color="font-color" officeooo:rsid="00890b9b" officeooo:paragraph-rsid="00891ac6"/>
    </style:style>
    <style:style style:name="P51" style:family="paragraph" style:parent-style-name="Text_20_body">
      <style:text-properties style:text-underline-style="solid" style:text-underline-width="auto" style:text-underline-color="font-color" officeooo:rsid="00a87f70" officeooo:paragraph-rsid="00a87f70"/>
    </style:style>
    <style:style style:name="P52" style:family="paragraph" style:parent-style-name="Text_20_body">
      <style:text-properties officeooo:paragraph-rsid="004fa5a2"/>
    </style:style>
    <style:style style:name="P53" style:family="paragraph" style:parent-style-name="Text_20_body">
      <style:text-properties officeooo:paragraph-rsid="005336ed"/>
    </style:style>
    <style:style style:name="P54" style:family="paragraph" style:parent-style-name="Text_20_body">
      <style:text-properties officeooo:paragraph-rsid="005b04b0"/>
    </style:style>
    <style:style style:name="P55" style:family="paragraph" style:parent-style-name="Text_20_body">
      <style:text-properties officeooo:rsid="00890b9b" officeooo:paragraph-rsid="00891ac6"/>
    </style:style>
    <style:style style:name="P56" style:family="paragraph" style:parent-style-name="Text_20_body">
      <style:text-properties officeooo:paragraph-rsid="008b68a3"/>
    </style:style>
    <style:style style:name="P57" style:family="paragraph" style:parent-style-name="Text_20_body">
      <style:text-properties officeooo:paragraph-rsid="008de03d"/>
    </style:style>
    <style:style style:name="P58" style:family="paragraph" style:parent-style-name="Text_20_body">
      <style:text-properties officeooo:paragraph-rsid="0090faff"/>
    </style:style>
    <style:style style:name="P59" style:family="paragraph" style:parent-style-name="Text_20_body">
      <style:text-properties officeooo:paragraph-rsid="00936518"/>
    </style:style>
    <style:style style:name="P60" style:family="paragraph" style:parent-style-name="Title">
      <style:text-properties officeooo:rsid="0019b301" officeooo:paragraph-rsid="0019b301"/>
    </style:style>
    <style:style style:name="P61" style:family="paragraph" style:parent-style-name="Text_20_body">
      <style:text-properties style:text-underline-style="solid" style:text-underline-width="auto" style:text-underline-color="font-color" officeooo:rsid="003c482f" officeooo:paragraph-rsid="003c482f"/>
    </style:style>
    <style:style style:name="P62" style:family="paragraph" style:parent-style-name="Text_20_body" style:list-style-name="L1">
      <style:text-properties officeooo:rsid="0019b301" officeooo:paragraph-rsid="0019b301"/>
    </style:style>
    <style:style style:name="P63" style:family="paragraph" style:parent-style-name="Text_20_body" style:list-style-name="L2">
      <style:text-properties officeooo:rsid="0019b301" officeooo:paragraph-rsid="0019b301"/>
    </style:style>
    <style:style style:name="P64" style:family="paragraph" style:parent-style-name="Text_20_body" style:list-style-name="L2">
      <style:text-properties officeooo:rsid="0019b301" officeooo:paragraph-rsid="0032f20e"/>
    </style:style>
    <style:style style:name="P65" style:family="paragraph" style:parent-style-name="Text_20_body" style:list-style-name="L2">
      <style:text-properties officeooo:rsid="0019b301" officeooo:paragraph-rsid="00433983"/>
    </style:style>
    <style:style style:name="P66" style:family="paragraph" style:parent-style-name="Text_20_body" style:list-style-name="L2">
      <style:text-properties officeooo:rsid="0019b301" officeooo:paragraph-rsid="00518699"/>
    </style:style>
    <style:style style:name="P67" style:family="paragraph" style:parent-style-name="Text_20_body" style:list-style-name="L3">
      <style:text-properties officeooo:rsid="0019b301" officeooo:paragraph-rsid="0068dc4a"/>
    </style:style>
    <style:style style:name="P68" style:family="paragraph" style:parent-style-name="Text_20_body" style:list-style-name="L3">
      <style:text-properties officeooo:rsid="0019b301" officeooo:paragraph-rsid="00433983"/>
    </style:style>
    <style:style style:name="P69" style:family="paragraph" style:parent-style-name="Text_20_body" style:list-style-name="L4">
      <style:text-properties officeooo:rsid="0019b301" officeooo:paragraph-rsid="007cffbb"/>
    </style:style>
    <style:style style:name="P70" style:family="paragraph" style:parent-style-name="Text_20_body" style:list-style-name="L7">
      <style:text-properties officeooo:rsid="0019b301" officeooo:paragraph-rsid="00433983"/>
    </style:style>
    <style:style style:name="P71" style:family="paragraph" style:parent-style-name="Text_20_body" style:list-style-name="L8">
      <style:text-properties officeooo:rsid="0019b301" officeooo:paragraph-rsid="0095467d"/>
    </style:style>
    <style:style style:name="P72" style:family="paragraph" style:parent-style-name="Text_20_body" style:list-style-name="L8">
      <style:text-properties officeooo:rsid="0019b301" officeooo:paragraph-rsid="00433983"/>
    </style:style>
    <style:style style:name="P73" style:family="paragraph" style:parent-style-name="Text_20_body" style:list-style-name="L9">
      <style:text-properties officeooo:rsid="0019b301" officeooo:paragraph-rsid="00b4b8a2"/>
    </style:style>
    <style:style style:name="P74" style:family="paragraph" style:parent-style-name="Text_20_body" style:list-style-name="L10">
      <style:text-properties officeooo:rsid="0019b301" officeooo:paragraph-rsid="00b6c393"/>
    </style:style>
    <style:style style:name="P75" style:family="paragraph" style:parent-style-name="Text_20_body" style:list-style-name="L11">
      <style:text-properties officeooo:rsid="0019b301" officeooo:paragraph-rsid="00b6c393"/>
    </style:style>
    <style:style style:name="P76" style:family="paragraph" style:parent-style-name="Text_20_body" style:list-style-name="L12">
      <style:text-properties officeooo:rsid="0019b301" officeooo:paragraph-rsid="00b6c393"/>
    </style:style>
    <style:style style:name="P77" style:family="paragraph" style:parent-style-name="Text_20_body" style:list-style-name="L13">
      <style:text-properties officeooo:rsid="0019b301" officeooo:paragraph-rsid="0019b301"/>
    </style:style>
    <style:style style:name="P78" style:family="paragraph" style:parent-style-name="Text_20_body" style:list-style-name="L14">
      <style:text-properties officeooo:rsid="0019b301" officeooo:paragraph-rsid="0028c471"/>
    </style:style>
    <style:style style:name="P79" style:family="paragraph" style:parent-style-name="Text_20_body" style:list-style-name="L15">
      <style:text-properties officeooo:rsid="0019b301" officeooo:paragraph-rsid="00342ee7"/>
    </style:style>
    <style:style style:name="P80" style:family="paragraph" style:parent-style-name="Text_20_body" style:list-style-name="L16">
      <style:text-properties officeooo:rsid="0019b301" officeooo:paragraph-rsid="0043c762"/>
    </style:style>
    <style:style style:name="P81" style:family="paragraph" style:parent-style-name="Text_20_body" style:list-style-name="L17">
      <style:text-properties officeooo:rsid="0019b301" officeooo:paragraph-rsid="00580df4"/>
    </style:style>
    <style:style style:name="P82" style:family="paragraph" style:parent-style-name="Text_20_body" style:list-style-name="L17">
      <style:text-properties officeooo:rsid="0019b301" officeooo:paragraph-rsid="005336ed"/>
    </style:style>
    <style:style style:name="P83" style:family="paragraph" style:parent-style-name="Text_20_body" style:list-style-name="L18">
      <style:text-properties officeooo:rsid="0019b301" officeooo:paragraph-rsid="0068fe8e"/>
    </style:style>
    <style:style style:name="P84" style:family="paragraph" style:parent-style-name="Text_20_body" style:list-style-name="L19">
      <style:text-properties officeooo:rsid="0019b301" officeooo:paragraph-rsid="00815a3d"/>
    </style:style>
    <style:style style:name="P85" style:family="paragraph" style:parent-style-name="Text_20_body">
      <style:text-properties officeooo:rsid="0019b301" officeooo:paragraph-rsid="00891ac6"/>
    </style:style>
    <style:style style:name="P86" style:family="paragraph" style:parent-style-name="Text_20_body">
      <style:text-properties officeooo:rsid="0019b301" officeooo:paragraph-rsid="007cffbb"/>
    </style:style>
    <style:style style:name="P87" style:family="paragraph" style:parent-style-name="Text_20_body">
      <style:text-properties officeooo:rsid="0019b301" officeooo:paragraph-rsid="00c7eb36"/>
    </style:style>
    <style:style style:name="P88" style:family="paragraph" style:parent-style-name="Text_20_body" style:list-style-name="L20">
      <style:text-properties officeooo:rsid="0019b301" officeooo:paragraph-rsid="00c7eb36"/>
    </style:style>
    <style:style style:name="P89" style:family="paragraph" style:parent-style-name="Text_20_body" style:list-style-name="L21">
      <style:text-properties officeooo:rsid="0019b301" officeooo:paragraph-rsid="00c7eb36"/>
    </style:style>
    <style:style style:name="P90" style:family="paragraph" style:parent-style-name="Text_20_body" style:list-style-name="L5">
      <style:text-properties officeooo:paragraph-rsid="008b68a3"/>
    </style:style>
    <style:style style:name="P91" style:family="paragraph" style:parent-style-name="Text_20_body" style:list-style-name="L5">
      <style:text-properties officeooo:paragraph-rsid="00c7eb36"/>
    </style:style>
    <style:style style:name="P92" style:family="paragraph" style:parent-style-name="Text_20_body" style:list-style-name="L6">
      <style:text-properties officeooo:paragraph-rsid="008b68a3"/>
    </style:style>
    <style:style style:name="P93" style:family="paragraph" style:parent-style-name="Text_20_body">
      <style:text-properties officeooo:paragraph-rsid="00c7eb36"/>
    </style:style>
    <style:style style:name="T1" style:family="text">
      <style:text-properties officeooo:rsid="0024df56"/>
    </style:style>
    <style:style style:name="T2" style:family="text">
      <style:text-properties fo:font-size="18pt" officeooo:rsid="0024df56"/>
    </style:style>
    <style:style style:name="T3" style:family="text">
      <style:text-properties fo:font-size="18pt" officeooo:rsid="002b2c4e"/>
    </style:style>
    <style:style style:name="T4" style:family="text">
      <style:text-properties fo:font-size="18pt" officeooo:rsid="0019b301"/>
    </style:style>
    <style:style style:name="T5" style:family="text">
      <style:text-properties fo:font-size="18pt" officeooo:rsid="003d2f2e"/>
    </style:style>
    <style:style style:name="T6" style:family="text">
      <style:text-properties fo:font-size="18pt" officeooo:rsid="003e3de1"/>
    </style:style>
    <style:style style:name="T7" style:family="text">
      <style:text-properties fo:font-size="18pt" officeooo:rsid="003f98c3"/>
    </style:style>
    <style:style style:name="T8" style:family="text">
      <style:text-properties fo:font-size="18pt" style:text-underline-style="solid" style:text-underline-width="auto" style:text-underline-color="font-color" officeooo:rsid="005b04b0"/>
    </style:style>
    <style:style style:name="T9" style:family="text">
      <style:text-properties fo:font-size="18pt" style:text-underline-style="solid" style:text-underline-width="auto" style:text-underline-color="font-color" officeooo:rsid="007299fe"/>
    </style:style>
    <style:style style:name="T10" style:family="text">
      <style:text-properties fo:font-size="18pt" officeooo:rsid="008b68a3"/>
    </style:style>
    <style:style style:name="T11" style:family="text">
      <style:text-properties fo:font-size="18pt" officeooo:rsid="00c7eb36"/>
    </style:style>
    <style:style style:name="T12" style:family="text">
      <style:text-properties officeooo:rsid="003b4a0d"/>
    </style:style>
    <style:style style:name="T13" style:family="text">
      <style:text-properties officeooo:rsid="003d2f2e"/>
    </style:style>
    <style:style style:name="T14" style:family="text">
      <style:text-properties officeooo:rsid="0044ec54"/>
    </style:style>
    <style:style style:name="T15" style:family="text">
      <style:text-properties officeooo:rsid="00580df4"/>
    </style:style>
    <style:style style:name="T16" style:family="text">
      <style:text-properties officeooo:rsid="0065d272"/>
    </style:style>
    <style:style style:name="T17" style:family="text">
      <style:text-properties style:text-underline-style="solid" style:text-underline-width="auto" style:text-underline-color="font-color" officeooo:rsid="005b04b0"/>
    </style:style>
    <style:style style:name="T18" style:family="text">
      <style:text-properties officeooo:rsid="00c7eb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ort Questions</text:p>
      <text:p text:style-name="P19"/>
      <text:p text:style-name="P19"><text:span text:style-name="T1">(</text:span><text:span text:style-name="T2">1</text:span><text:span text:style-name="T3">6</text:span><text:span text:style-name="T1">*1) </text:span>Explain the maxim damning sine injuria and injuria sine damning with the help of decided cases.</text:p>
      <text:p text:style-name="P19"/>
      <text:p text:style-name="P19">‘‘Harm suffered voluntarily does not constitute a legal injury and is not actionable’’. Examine the scope of this rule.</text:p>
      <text:p text:style-name="P19"/>
      <text:p text:style-name="P19">Explain briefly the exceptions to the general rule that all persons are liable to be sued.</text:p>
      <text:p text:style-name="P19"/>
      <text:p text:style-name="P23">Is nervous shock, a redressible injury under tort ? Discuss.</text:p>
      <text:p text:style-name="P23"/>
      <text:p text:style-name="P23">Inevitable accident.</text:p>
      <text:p text:style-name="P23"/>
      <text:p text:style-name="P30">Statutory authority.</text:p>
      <text:p text:style-name="P30"/>
      <text:p text:style-name="P30">“Every injury imports damage but every damage is not injury”. Discuss the statement in the light of decided cases.</text:p>
      <text:p text:style-name="P19"/>
      <text:p text:style-name="P50">Torts Basics</text:p>
      <text:p text:style-name="P55"/>
      <text:p text:style-name="P27"><text:span text:style-name="T1">(</text:span><text:span text:style-name="T2">1</text:span><text:span text:style-name="T3">6</text:span><text:span text:style-name="T1">*1) </text:span>Define tort and explain the essential elements of tort.</text:p>
      <text:p text:style-name="P27"/>
      <text:p text:style-name="P27"><text:soft-page-break/>Define Tort. Explain the essential elements of tort with decided cases.</text:p>
      <text:p text:style-name="P27"/>
      <text:p text:style-name="P27">Bring out the importance of mental elements in tort.</text:p>
      <text:p text:style-name="P27"/>
      <text:p text:style-name="P27">Define 'Tort' and bring out all the essentials of Torts with illustrations.</text:p>
      <text:p text:style-name="P27"/>
      <text:p text:style-name="P27">Explain the importance of mental elements in torts.</text:p>
      <text:p text:style-name="P27"/>
      <text:p text:style-name="P27">What is ‘Tortious liability’ ? Distinguish between intention,</text:p>
      <text:p text:style-name="P27">motive and Malice.</text:p>
      <text:p text:style-name="P27"/>
      <text:p text:style-name="P54"><text:span text:style-name="T17">Tort vs </text:span><text:span text:style-name="T8">C</text:span><text:span text:style-name="T9">ontract vs Criminal</text:span></text:p>
      <text:p text:style-name="P9"/>
      <text:p text:style-name="P11"><text:span text:style-name="T1">(</text:span><text:span text:style-name="T2">1</text:span><text:span text:style-name="T3">6</text:span><text:span text:style-name="T1">*1) </text:span>Define Torts. Distinguish Torts from contractual and criminal liability.</text:p>
      <text:p text:style-name="P11"/>
      <text:p text:style-name="P11">Define and distinguish between Tort and Crime, Tort and Contract.</text:p>
      <text:p text:style-name="P11"/>
      <text:p text:style-name="P11">Define ‘Tort’ and distinguish it from the crime and contract.</text:p>
      <text:p text:style-name="P11"/>
      <text:p text:style-name="P11">Distinguish between tort and crime, tort and contract.</text:p>
      <text:p text:style-name="P11"/>
      <text:p text:style-name="P51">Trespass to person</text:p>
      <text:p text:style-name="P31"><text:soft-page-break/></text:p>
      <text:p text:style-name="P31">Define ‘‘Assault’’ and distinguish it from ‘‘Battery’’. State the circumstances in which they may be justified.</text:p>
      <text:p text:style-name="P31"/>
      <text:p text:style-name="P31">Explain assault and battery. Refer decided cases.</text:p>
      <text:p text:style-name="P31"/>
      <text:p text:style-name="P31">Explain Trespass to person.</text:p>
      <text:p text:style-name="P11"/>
      <text:p text:style-name="P49"><text:span text:style-name="T13">Tort </text:span><text:span text:style-name="T5">D</text:span><text:span text:style-name="T13">efences/Remedies</text:span></text:p>
      <text:p text:style-name="P24"/>
      <text:p text:style-name="P24"><text:span text:style-name="T1">(</text:span><text:span text:style-name="T2">1</text:span><text:span text:style-name="T3">6</text:span><text:span text:style-name="T1">*1) </text:span>Narrate the various remedies available in an action for tort.</text:p>
      <text:p text:style-name="P24"/>
      <text:p text:style-name="P24">What are the general defences available in cases of tortious liability ? Explain.</text:p>
      <text:p text:style-name="P24"/>
      <text:p text:style-name="P24">Explain the general defences available against tortious liability.</text:p>
      <text:p text:style-name="P24"/>
      <text:p text:style-name="P24">What are the remedies available for a tort ?</text:p>
      <text:p text:style-name="P24"/>
      <text:p text:style-name="P24">Enumerate and examine the general defences to an action in tort.</text:p>
      <text:p text:style-name="P24"/>
      <text:p text:style-name="P24">Explain the various kinds of remedies available in tort.</text:p>
      <text:p text:style-name="P24"/>
      <text:p text:style-name="P24">Enumerate and examine the general defences to an action in Tort.</text:p>
      <text:p text:style-name="P24"/>
      <text:p text:style-name="P43"><text:soft-page-break/>Defamation</text:p>
      <text:p text:style-name="P9"/>
      <text:p text:style-name="P11"><text:span text:style-name="T1">(</text:span><text:span text:style-name="T2">1</text:span><text:span text:style-name="T3">6</text:span><text:span text:style-name="T1">*1) </text:span>What is Defamation ? Distinguish Libel and Slander. When Slander becomes actionable per se ?</text:p>
      <text:p text:style-name="P9"/>
      <text:p text:style-name="P9"><text:span text:style-name="T1">(</text:span><text:span text:style-name="T2">1</text:span><text:span text:style-name="T3">6</text:span><text:span text:style-name="T1">*1) </text:span>Discuss the defences available in an action for tort of defamation.</text:p>
      <text:p text:style-name="P13"/>
      <text:p text:style-name="P13"><text:span text:style-name="T1">(</text:span><text:span text:style-name="T2">1</text:span><text:span text:style-name="T3">6</text:span><text:span text:style-name="T1">*1) </text:span>Define defamation and explain with appropriate cases, the essential features of defamation.</text:p>
      <text:p text:style-name="P13"/>
      <text:p text:style-name="P13">What is libel ? Explain the essentials of libel.</text:p>
      <text:p text:style-name="P9"/>
      <text:p text:style-name="P47"><text:span text:style-name="T4">R</text:span><text:span text:style-name="T12">emoteness of damages</text:span></text:p>
      <text:p text:style-name="P12"/>
      <text:p text:style-name="P11"><text:span text:style-name="T1">(</text:span><text:span text:style-name="T2">1</text:span><text:span text:style-name="T3">6</text:span><text:span text:style-name="T1">*1) </text:span>Discuss the principles of remoteness of damage with special reference to the cases of Re Polemis and Wagon Mound.</text:p>
      <text:p text:style-name="P9"/>
      <text:p text:style-name="P9"><text:span text:style-name="T1">(</text:span><text:span text:style-name="T2">1</text:span><text:span text:style-name="T3">6</text:span><text:span text:style-name="T1">*1) </text:span>Discuss the rule of foreseeability in determination of remoteness of damages.</text:p>
      <text:p text:style-name="P9"/>
      <text:p text:style-name="P9">Discuss remoteness of damage. Refer decided cases</text:p>
      <text:p text:style-name="P9"/>
      <text:p text:style-name="P42">Nuisance</text:p>
      <text:p text:style-name="P9"/>
      <text:p text:style-name="P11"><text:soft-page-break/><text:span text:style-name="T1">(</text:span><text:span text:style-name="T2">1</text:span><text:span text:style-name="T3">6</text:span><text:span text:style-name="T1">*1) </text:span>Explain Nuisance with its essential characters. Distinguish between public and private nuisance.</text:p>
      <text:p text:style-name="P9"/>
      <text:p text:style-name="P9"><text:span text:style-name="T1">(</text:span><text:span text:style-name="T2">1</text:span><text:span text:style-name="T3">6</text:span><text:span text:style-name="T1">*1) </text:span>What is nuisance ? Explain the different kinds of nuisance.</text:p>
      <text:p text:style-name="P9"/>
      <text:p text:style-name="P46">Malicious Prosecution</text:p>
      <text:p text:style-name="P9"/>
      <text:p text:style-name="P9"><text:span text:style-name="T1">(</text:span><text:span text:style-name="T2">1</text:span><text:span text:style-name="T3">6</text:span><text:span text:style-name="T1">*1) </text:span>What is malicious prosecution ? Explain its ingredients.</text:p>
      <text:p text:style-name="P9"/>
      <text:p text:style-name="P9">Elaborate on Malicious Prosecution.</text:p>
      <text:p text:style-name="P9"/>
      <text:p text:style-name="P20">What is Malicious Prosecution ? Explain its essentials.</text:p>
      <text:p text:style-name="P20"/>
      <text:p text:style-name="P20">Define malicious prosecution. Explain essential ingredients of malicious prosecution.</text:p>
      <text:p text:style-name="P9"/>
      <text:p text:style-name="P61">Negligence</text:p>
      <text:p text:style-name="P39"/>
      <text:p text:style-name="P9"><text:span text:style-name="T1">(</text:span><text:span text:style-name="T2">1</text:span><text:span text:style-name="T3">6</text:span><text:span text:style-name="T1">*1) </text:span>Discuss the tort of negligence with the help of decided cases.</text:p>
      <text:p text:style-name="P9"/>
      <text:p text:style-name="P9"><text:span text:style-name="T1">(</text:span><text:span text:style-name="T2">1</text:span><text:span text:style-name="T3">6</text:span><text:span text:style-name="T1">*1) </text:span>What is contributory negligence ? Explain it with the help of decided cases.</text:p>
      <text:p text:style-name="P9"/>
      <text:p text:style-name="P9">What is negligence ? Discuss the important features of negligence with suitable cases.</text:p>
      <text:p text:style-name="P9"><text:soft-page-break/></text:p>
      <text:p text:style-name="P9">“In negligence, liability for the consequences of the wrong is limited by the bounds of reasonable foresight”. Discuss.</text:p>
      <text:p text:style-name="P9"/>
      <text:p text:style-name="P9">Explain the Nature of Negligence as a Tort.</text:p>
      <text:p text:style-name="P9"/>
      <text:p text:style-name="P9">Explain the ingredients of tort of negligence with the help of decided cases.</text:p>
      <text:p text:style-name="P9"/>
      <text:p text:style-name="P44">False Imprisonment</text:p>
      <text:p text:style-name="P17"/>
      <text:p text:style-name="P11"><text:span text:style-name="T1">(</text:span><text:span text:style-name="T2">1</text:span><text:span text:style-name="T3">6</text:span><text:span text:style-name="T1">*1) </text:span>Explain False Imprisonment. What are the remedies available in case of false imprisonment ?</text:p>
      <text:p text:style-name="P11"/>
      <text:p text:style-name="P11">What must a plaintiff prove in order to succeed in an action for ‘‘false imprisonment’’ ? Consider the defences available to such an action.</text:p>
      <text:p text:style-name="P11"/>
      <text:p text:style-name="P48"><text:span text:style-name="T4">S</text:span><text:span text:style-name="T14">trict liability</text:span></text:p>
      <text:p text:style-name="P9"/>
      <text:p text:style-name="P9"><text:span text:style-name="T1">(</text:span><text:span text:style-name="T2">1</text:span><text:span text:style-name="T3">6</text:span><text:span text:style-name="T1">*1) </text:span>What is strict liability ? Describe the justifications for strict liability.</text:p>
      <text:p text:style-name="P9"/>
      <text:p text:style-name="P9">What is strict l<text:span text:style-name="T16">i</text:span>ability ? Discuss the exceptions to strict liability with appropriate cases.</text:p>
      <text:p text:style-name="P9"/>
      <text:p text:style-name="P9"><text:soft-page-break/>Discuss the concepts of strict liability and absolute liability.</text:p>
      <text:p text:style-name="P9"/>
      <text:p text:style-name="P9">Explain the principle of strict liability and distinguish it from absolute liability with relevant case laws.</text:p>
      <text:p text:style-name="P9"/>
      <text:p text:style-name="P9">Discuss the rule laid down in Rylands vs Fletcher and M.C. Mehta vs Union of India (Oleum gas leak).</text:p>
      <text:p text:style-name="P9"/>
      <text:p text:style-name="P9">What is the rule in Rylands-Vs-Fletcher ? How can a defendant avoid his prima facie liability under the rule ?</text:p>
      <text:p text:style-name="P9"/>
      <text:p text:style-name="P41"><text:span text:style-name="T6">T</text:span><text:span text:style-name="T7">ort liablity of mater for when servant commits tort</text:span></text:p>
      <text:p text:style-name="P40"/>
      <text:p text:style-name="P9"><text:span text:style-name="T1">(</text:span><text:span text:style-name="T2">1</text:span><text:span text:style-name="T3">6</text:span><text:span text:style-name="T1">*1) </text:span>What is vicarious liability ? Under what circumstances vicarious liability arises ? Explain.</text:p>
      <text:p text:style-name="P9"/>
      <text:p text:style-name="P9">What is vicarious liability under what circumstances a master is held liable for the tort committed by his servant ?</text:p>
      <text:p text:style-name="P9"/>
      <text:p text:style-name="P14"><text:span text:style-name="T1">(</text:span><text:span text:style-name="T2">1</text:span><text:span text:style-name="T3">6</text:span><text:span text:style-name="T1">*1) </text:span>Discuss with illustrations the liability of a master for the wrongful acts of his servant.</text:p>
      <text:p text:style-name="P14"/>
      <text:p text:style-name="P14"><text:span text:style-name="T1">(</text:span><text:span text:style-name="T2">1</text:span><text:span text:style-name="T3">6</text:span><text:span text:style-name="T1">*1) </text:span>Explain the liability of state for the torts committed by its servants.</text:p>
      <text:p text:style-name="P14"/>
      <text:p text:style-name="P14">Discuss the liability of master for the acts of his servants.</text:p>
      <text:p text:style-name="P14"><text:soft-page-break/></text:p>
      <text:p text:style-name="P14">How to determine the relationship between master and servant ? Explain.</text:p>
      <text:p text:style-name="P14"/>
      <text:p text:style-name="P14">What is vicarious liability ? Explain with decided cases.</text:p>
      <text:p text:style-name="P14"/>
      <text:p text:style-name="P45">Consumer Protection Act</text:p>
      <text:p text:style-name="P15"/>
      <text:p text:style-name="P9"><text:span text:style-name="T1">(</text:span><text:span text:style-name="T2">1</text:span><text:span text:style-name="T3">6</text:span><text:span text:style-name="T1">*1) </text:span>Explain the terms complaint and complainant under the Consumer Protection Act, 1986.</text:p>
      <text:p text:style-name="P9"/>
      <text:p text:style-name="P37"><text:span text:style-name="T1">(</text:span><text:span text:style-name="T2">1</text:span><text:span text:style-name="T3">6</text:span><text:span text:style-name="T1">*1) State the composition and jurisdiction of district consumer forum.</text:span></text:p>
      <text:p text:style-name="P37"/>
      <text:p text:style-name="P38"><text:span text:style-name="T1">(</text:span><text:span text:style-name="T2">1</text:span><text:span text:style-name="T3">6</text:span><text:span text:style-name="T1">*1) </text:span>Explain the composition and jurisdiction of District Consumer Forum.</text:p>
      <text:p text:style-name="P38"/>
      <text:p text:style-name="P52"><text:span text:style-name="T1">(</text:span><text:span text:style-name="T2">1</text:span><text:span text:style-name="T3">6</text:span><text:span text:style-name="T1">*1) </text:span>Describe the composition and jurisdictions of State Commission.</text:p>
      <text:p text:style-name="P38"/>
      <text:p text:style-name="P52"><text:span text:style-name="T1">(</text:span><text:span text:style-name="T2">1</text:span><text:span text:style-name="T3">6</text:span><text:span text:style-name="T1">*1) </text:span>Explain the forums created under Consumer Protection Act, 1986.</text:p>
      <text:p text:style-name="P38"/>
      <text:p text:style-name="P38">Discuss the salient features of Consumer Protection Act, 1986</text:p>
      <text:p text:style-name="P38"/>
      <text:p text:style-name="P38"><text:soft-page-break/>Define the terms "consumer" and "services". Explain the composition, powers and functions of District Forum.</text:p>
      <text:p text:style-name="P37"/>
      <text:p text:style-name="P37">Explain the terms complaint and complainant.</text:p>
      <text:p text:style-name="P37"/>
      <text:p text:style-name="P37">What are the objects of the Central Consumer Protection Council ?</text:p>
      <text:p text:style-name="P37"/>
      <text:p text:style-name="P37">Explain the composition, powers and jurisdiction of state commission.</text:p>
      <text:p text:style-name="P37"/>
      <text:p text:style-name="P37">Discuss the provisions relating to Appeals under the Consumer Protection Act, 1986.</text:p>
      <text:p text:style-name="P37"/>
      <text:p text:style-name="P37"/>
      <text:p text:style-name="P37"/>
      <text:p text:style-name="P37"/>
      <text:p text:style-name="P6"><text:span text:style-name="T1">(8*2) </text:span>Write short notes on any two of the following :</text:p>
      <text:p text:style-name="P1"/>
      <text:list xml:id="list3862401355" text:style-name="L1">
        <text:list-item>
          <text:p text:style-name="P62">Rescue cases</text:p>
        </text:list-item>
        <text:list-item>
          <text:p text:style-name="P62">Rule in Rylands V. Fletcher</text:p>
        </text:list-item>
        <text:list-item>
          <text:p text:style-name="P62">Application for compensation under Motor Vehicles Act</text:p>
        </text:list-item>
      </text:list>
      <text:p text:style-name="P1"/>
      <text:p text:style-name="P2"><text:span text:style-name="T1">(8*2) </text:span>Write short notes on any two of the following :</text:p>
      <text:p text:style-name="P2"/>
      <text:list xml:id="list1207970697" text:style-name="L2">
        <text:list-item>
          <text:p text:style-name="P63">Vis-major</text:p>
        </text:list-item>
        <text:list-item>
          <text:p text:style-name="P63"><text:soft-page-break/>Prudent man</text:p>
        </text:list-item>
        <text:list-item>
          <text:p text:style-name="P63">Volenti non fit injuria</text:p>
        </text:list-item>
      </text:list>
      <text:p text:style-name="P1"/>
      <text:p text:style-name="P3"><text:span text:style-name="T1">(8*2) </text:span>Write short notes on any two of the following :</text:p>
      <text:p text:style-name="P3"/>
      <text:list xml:id="list182347187985637" text:continue-list="list1207970697" text:style-name="L2">
        <text:list-item text:start-value="1">
          <text:p text:style-name="P64">Assault</text:p>
        </text:list-item>
        <text:list-item>
          <text:p text:style-name="P64">Malice</text:p>
        </text:list-item>
        <text:list-item>
          <text:p text:style-name="P64">Unfair trade practices</text:p>
        </text:list-item>
      </text:list>
      <text:p text:style-name="P1"/>
      <text:p text:style-name="P4"><text:span text:style-name="T1">(8*2) </text:span>Write short notes on any two of the following :</text:p>
      <text:p text:style-name="P4"/>
      <text:list xml:id="list182346199911485" text:continue-list="list182347187985637" text:style-name="L2">
        <text:list-item text:start-value="1">
          <text:p text:style-name="P65">False imprisonment</text:p>
        </text:list-item>
        <text:list-item>
          <text:p text:style-name="P65">Assault and Battery</text:p>
        </text:list-item>
        <text:list-item>
          <text:p text:style-name="P65">Nuisance</text:p>
        </text:list-item>
      </text:list>
      <text:p text:style-name="P4"/>
      <text:p text:style-name="P5"><text:span text:style-name="T1">(8*2) </text:span>Write short notes on any two of the following :</text:p>
      <text:p text:style-name="P5"/>
      <text:list xml:id="list182345940377543" text:continue-list="list182346199911485" text:style-name="L2">
        <text:list-item text:start-value="1">
          <text:p text:style-name="P66">UBI JUS IBI REMEDIUM</text:p>
        </text:list-item>
        <text:list-item>
          <text:p text:style-name="P66">Intimidation</text:p>
        </text:list-item>
        <text:list-item>
          <text:p text:style-name="P66">Unfair Trade Practice.</text:p>
        </text:list-item>
      </text:list>
      <text:p text:style-name="P5"/>
      <text:p text:style-name="P21"><text:span text:style-name="T1">(8*2) </text:span>Write short notes on any two of the following :</text:p>
      <text:p text:style-name="P21"/>
      <text:list xml:id="list3591056910" text:style-name="L3">
        <text:list-item>
          <text:p text:style-name="P67">‘‘Injuria sine Damnum and Damnum sine Injuria’’</text:p>
        </text:list-item>
        <text:list-item>
          <text:p text:style-name="P67"><text:soft-page-break/>Kinds of remedies</text:p>
        </text:list-item>
        <text:list-item>
          <text:p text:style-name="P68">Nuisance</text:p>
        </text:list-item>
      </text:list>
      <text:p text:style-name="P4"/>
      <text:p text:style-name="P25"><text:span text:style-name="T1">(8*2) </text:span>Write short notes on any two of the following :</text:p>
      <text:p text:style-name="P25"/>
      <text:list xml:id="list2369133103" text:style-name="L4">
        <text:list-item>
          <text:p text:style-name="P69">Distinguish between Tort and Crime</text:p>
        </text:list-item>
        <text:list-item>
          <text:p text:style-name="P69">The liability for causing nervous shock</text:p>
        </text:list-item>
        <text:list-item>
          <text:p text:style-name="P69">Actio personalis moritur cum persona</text:p>
        </text:list-item>
      </text:list>
      <text:p text:style-name="P25"/>
      <text:p text:style-name="P93"><text:span text:style-name="T1">(</text:span><text:span text:style-name="T2">5</text:span><text:span text:style-name="T1">*</text:span><text:span text:style-name="T11">3</text:span><text:span text:style-name="T1">) Explain the liability of the master for the following:</text:span></text:p>
      <text:p text:style-name="P87"/>
      <text:list xml:id="list1023685923" text:style-name="L20">
        <text:list-item>
          <text:p text:style-name="P88">Mistake of servant.</text:p>
        </text:list-item>
        <text:list-item>
          <text:p text:style-name="P88">Fraud of servant.</text:p>
        </text:list-item>
        <text:list-item>
          <text:p text:style-name="P88">Negligence of servant.</text:p>
        </text:list-item>
      </text:list>
      <text:p text:style-name="P87"/>
      <text:p text:style-name="P87">Explain the justification of torts in the following :</text:p>
      <text:p text:style-name="P87"/>
      <text:list xml:id="list2650954692" text:style-name="L21">
        <text:list-item>
          <text:p text:style-name="P89">Inevitable accident.</text:p>
        </text:list-item>
        <text:list-item>
          <text:p text:style-name="P89"><text:span text:style-name="T18">A</text:span>ct of God.</text:p>
        </text:list-item>
      </text:list>
      <text:p text:style-name="P87"/>
      <text:p text:style-name="P56"><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56"/>
      <text:list xml:id="list179642039" text:style-name="L5">
        <text:list-item>
          <text:p text:style-name="P90">‘‘Ubi Jus ibi remedium’’.</text:p>
        </text:list-item>
        <text:list-item>
          <text:p text:style-name="P90">Mental element in a Tort.</text:p>
        </text:list-item>
      </text:list>
      <text:p text:style-name="P56"><text:soft-page-break/></text:p>
      <text:p text:style-name="P57"><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57"/>
      <text:list xml:id="list182347707672596" text:continue-list="list179642039" text:style-name="L5">
        <text:list-item text:start-value="1">
          <text:p text:style-name="P90">The plaintiff and her husband were employed by the defendant who was running a lodge. The husband was employed as manager of the lodge and the wife as his helper. Owing to negligence of the husband the wife sustained injuries. She sued the defendant for damages. Will she win ?</text:p>
        </text:list-item>
        <text:list-item>
          <text:p text:style-name="P90">Statutory Authority.</text:p>
        </text:list-item>
      </text:list>
      <text:p text:style-name="P56"/>
      <text:p text:style-name="P58"><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58"/>
      <text:list xml:id="list3211290866" text:style-name="L6">
        <text:list-item>
          <text:p text:style-name="P92">Mr. X while on hunting-expedition, fired at a bird. One of the pellets from his gun recoiled from the bough of a tree and accidently struck Y, who was engaged in carrying cartridges and was injured. Is X liable ?</text:p>
        </text:list-item>
        <text:list-item>
          <text:p text:style-name="P92">X, the occupier of land ploughed it up. Soon afterwards a large crop of thistles grow on the land and large quantities of thistle seeds blow on to the land of his neighbour Y. Is X liable to Y ?</text:p>
        </text:list-item>
      </text:list>
      <text:p text:style-name="P56"/>
      <text:p text:style-name="P59"><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4"/>
      <text:list xml:id="list1753227363" text:style-name="L7">
        <text:list-item>
          <text:p text:style-name="P70">‘X’ purchased a ticket for a circus show and entered the gallery to take his seat. He was forcibly turned out by the manager under a mistaken belief that he had no ticket for the show. Can ‘X’ claim damages from the manager of the Circus Co. ?</text:p>
        </text:list-item>
        <text:list-item>
          <text:p text:style-name="P70"><text:soft-page-break/>Pointing a loaded pistol at a person is, of course, an assault. But what if the pistol be unloaded ?</text:p>
        </text:list-item>
      </text:list>
      <text:p text:style-name="P4"/>
      <text:p text:style-name="P28"><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28"/>
      <text:list xml:id="list3130425622" text:style-name="L8">
        <text:list-item>
          <text:p text:style-name="P71">Medical services</text:p>
        </text:list-item>
        <text:list-item>
          <text:p text:style-name="P72">Consumer</text:p>
        </text:list-item>
      </text:list>
      <text:p text:style-name="P4"/>
      <text:p text:style-name="P29"><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29"/>
      <text:list xml:id="list3780787847" text:style-name="L9">
        <text:list-item>
          <text:p text:style-name="P73">‘X’ a banker refuses to honour customer’s cheque having sufficient funds in his account belonging to the customer. Customer intends to file a suit against the banker. Will he succeed ?</text:p>
        </text:list-item>
        <text:list-item>
          <text:p text:style-name="P73">Explain “UBI JUS IBI REMEDIUM”.</text:p>
        </text:list-item>
      </text:list>
      <text:p text:style-name="P29"/>
      <text:p text:style-name="P32"><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32"/>
      <text:list xml:id="list972056827" text:style-name="L10">
        <text:list-item>
          <text:p text:style-name="P74">Write short notes on private defence.</text:p>
        </text:list-item>
        <text:list-item>
          <text:p text:style-name="P74">A school master caned a student who had contrary to the school regulations been smoking in the street. Discuss the liability of the school master.</text:p>
        </text:list-item>
      </text:list>
      <text:p text:style-name="P32"/>
      <text:p text:style-name="P33"><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33"/>
      <text:list xml:id="list954394926" text:style-name="L11">
        <text:list-item>
          <text:p text:style-name="P75"><text:soft-page-break/>A manufacturer of ice-cream sold a sub-standard ice-cream to the retailer who in turn sold it to a customer. The friend of a customer become ill after consuming it. Discuss the tortious liability.</text:p>
        </text:list-item>
        <text:list-item>
          <text:p text:style-name="P75">Write a note on remedies for nuisance.</text:p>
        </text:list-item>
      </text:list>
      <text:p text:style-name="P32"/>
      <text:p text:style-name="P34"><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34"/>
      <text:list xml:id="list182347450944121" text:continue-list="list954394926" text:style-name="L11">
        <text:list-item text:start-value="1">
          <text:p text:style-name="P75">‘A’ sends a letter to ‘B’ containing defamatory words about ‘B’. The letter is opened by ‘B’ servant who there by comes to know of the contents of the letter. ‘B’ sues ‘A’ for defamation. Will he succeed ?</text:p>
        </text:list-item>
        <text:list-item>
          <text:p text:style-name="P75">Make a note on inducing for the breach of contract.</text:p>
        </text:list-item>
      </text:list>
      <text:p text:style-name="P32"/>
      <text:p text:style-name="P35"><text:span text:style-name="T1">(</text:span><text:span text:style-name="T2">5</text:span><text:span text:style-name="T1">*</text:span><text:span text:style-name="T2">1</text:span><text:span text:style-name="T1">) Write short notes on any </text:span><text:span text:style-name="T2">o</text:span><text:span text:style-name="T10">ne</text:span><text:span text:style-name="T1"> of the following :</text:span></text:p>
      <text:p text:style-name="P32"/>
      <text:list xml:id="list1306037216" text:style-name="L12">
        <text:list-item>
          <text:p text:style-name="P76">Restrictive trade practice.</text:p>
        </text:list-item>
        <text:list-item>
          <text:p text:style-name="P76">Complaint.</text:p>
        </text:list-item>
      </text:list>
      <text:p text:style-name="P32"/>
      <text:p text:style-name="P36"><text:span text:style-name="T1">(10*</text:span><text:span text:style-name="T2">2</text:span><text:span text:style-name="T1">) Solve any two of the following (mandatory) :</text:span></text:p>
      <text:p text:style-name="P1"/>
      <text:list xml:id="list845199893" text:style-name="L13">
        <text:list-item>
          <text:p text:style-name="P77">X played a practical joke on Y, telling her that her husband had lost both his legs in an accident. Hearing this Y suffered nervous shock and got seriously ill. She had to incur huge expenses for treatment. Can she sue X for damages ? Decide.</text:p>
        </text:list-item>
        <text:list-item>
          <text:p text:style-name="P77"><text:soft-page-break/>X published a false statement in a newspaper that Y has ceased to carry on his business. As a result Y suffered loss in his business. Y wants to sue X. Advice him.</text:p>
        </text:list-item>
        <text:list-item>
          <text:p text:style-name="P77">A and B were searching for a gas leak. Each applied naked light to the gas pipe in turn and one of them caused an explosion. Can they be held liable as joint tort feasors ? Decide.</text:p>
        </text:list-item>
      </text:list>
      <text:p text:style-name="P1"/>
      <text:p text:style-name="P8"><text:span text:style-name="T1">(10*</text:span><text:span text:style-name="T2">2</text:span><text:span text:style-name="T1">) </text:span>Decide any two of the following <text:span text:style-name="T1">(mandatory)</text:span>:</text:p>
      <text:p text:style-name="P7"/>
      <text:list xml:id="list3730868305" text:style-name="L14">
        <text:list-item>
          <text:p text:style-name="P78">Mr. B was beating two fighting dogs in order to separate them. Mr. X was watching them and was standing behind Mr. B while doing so, Mr. B accidentally hit the eye of Mr. X and caused severe injury. Can Mr. X claim compensation from Mr. B ?</text:p>
        </text:list-item>
        <text:list-item>
          <text:p text:style-name="P78">Sudarshan, the chairman of a company was threatened by Suresh and Mahesh. It was in a letter which was drafted by them with the help of two clerks who wrote and typed the letter. Sudarshan sues Suresh and Mahesh for defamation. Can Sudarshan win the case ?</text:p>
        </text:list-item>
        <text:list-item>
          <text:p text:style-name="P78">A lady entered a hotel and sat below the Ceiling fan. She ordered food and while eating, ceiling fan falls on her. The lady filed a suit against owner for injuries caused to her. Can she succeed ?</text:p>
        </text:list-item>
      </text:list>
      <text:p text:style-name="P7"/>
      <text:p text:style-name="P10"><text:span text:style-name="T1">(10*</text:span><text:span text:style-name="T2">2</text:span><text:span text:style-name="T1">) Solve any two of the following (mandatory) :</text:span></text:p>
      <text:p text:style-name="P10"/>
      <text:list xml:id="list2988203345" text:style-name="L15">
        <text:list-item>
          <text:p text:style-name="P79">The plaintiffs and defendants dogs were fighting. The defendant was beating them in order to separate them, and the <text:soft-page-break/>plaintiff was watching. Defendant accidentally hit plaintiffs eye causing severe injury. Is defendant liable for damage ?</text:p>
        </text:list-item>
        <text:list-item>
          <text:p text:style-name="P79">The plaintiff was a Russian Princess. The defendants who produced a talking film called Rusputin the Mad Monk. The Plaintiff alleged that in that film it was falsely imputed that she has been seduced by Rusputin, a man of vile character. Decide.</text:p>
        </text:list-item>
        <text:list-item>
          <text:p text:style-name="P79">A boy of seven years ate some attractive berries from the shrub in a Municipal Park. The berries were poisonous. The boy died. Can the Municipality be made liable ?</text:p>
        </text:list-item>
      </text:list>
      <text:p text:style-name="P10"/>
      <text:p text:style-name="P16"><text:span text:style-name="T1">(10*</text:span><text:span text:style-name="T2">2</text:span><text:span text:style-name="T1">) </text:span>Decide any two of the following <text:span text:style-name="T1">(mandatory)</text:span>:</text:p>
      <text:p text:style-name="P16"/>
      <text:list xml:id="list1257128111" text:style-name="L16">
        <text:list-item>
          <text:p text:style-name="P80">Naresh while passing near Pradeep’s house, Pradeep’s dog came out and started barking at Naresh. He took his gun and shot the dog when it was running away. Advise.</text:p>
        </text:list-item>
        <text:list-item>
          <text:p text:style-name="P80">Catherine sent five coats to Rajiv, a laundry owner to be cleaned and Rajiv with Catherine permission, sent it to specialist laundry and they handed their coats to Muddappa to clean and Muddappa lost them. From whom Catherine claim compensation ?</text:p>
        </text:list-item>
        <text:list-item>
          <text:p text:style-name="P80">Mr. Praveen purchased a ticket to watch a car race. During the race, a car got entangled in the safety rope and hit Praveen directly and he died consequently. Advise.</text:p>
        </text:list-item>
      </text:list>
      <text:p text:style-name="P16"/>
      <text:p text:style-name="P53"><text:span text:style-name="T1">(10*</text:span><text:span text:style-name="T2">2</text:span><text:span text:style-name="T1">) Solve any two of the following (mandatory) :</text:span></text:p>
      <text:p text:style-name="P53"/>
      <text:list xml:id="list2965839156" text:style-name="L17">
        <text:list-item>
          <text:p text:style-name="P81">‘A’ fails to save a drowning child. Can he be held tortiously liable?</text:p>
        </text:list-item>
        <text:list-item>
          <text:p text:style-name="P81"><text:soft-page-break/><text:span text:style-name="T15">T</text:span>he defendant told the plaintiff as a practical joke that her husband had met with an accident and was seriously injured and lying in the hospital. On hearing this, the plaintiff suffered a nervous shock and became ill. Can she claim damages ?</text:p>
        </text:list-item>
        <text:list-item>
          <text:p text:style-name="P82">The defendant sent a defamatory letter written in Urdu to the plaintiff. The plaintiff did not know Urdu and therefore the same was read over to him by a third person. The defendant knew that the plaintiff did not know Urdu. Does it amount to defamation ?</text:p>
        </text:list-item>
      </text:list>
      <text:p text:style-name="P18"/>
      <text:p text:style-name="P22"><text:span text:style-name="T1">(10*</text:span><text:span text:style-name="T2">2</text:span><text:span text:style-name="T1">) Solve any two of the following (mandatory) :</text:span></text:p>
      <text:p text:style-name="P22"/>
      <text:list xml:id="list195613437" text:style-name="L18">
        <text:list-item>
          <text:p text:style-name="P83">A hundred year old clock tower was situated in a busy street of Magadha city. The clock tower was exclusively under the control of Municipal Corporation of Magadha city. The normal life time of the clock tower was estimated to be 60 years. The clock tower collapsed resulting in the death of 25 people. Can the Municipal Corporation of Magadha city be held liable ?</text:p>
        </text:list-item>
        <text:list-item>
          <text:p text:style-name="P83">‘Z’ the defendant published a news item in his newspaper that Mr. ‘X’ married Ms. ‘Y’. But Mr. ‘X’ was already married. Mr. ‘X’'s wife sued ‘Z’ for defamation – Can she succeed ?</text:p>
        </text:list-item>
        <text:list-item>
          <text:p text:style-name="P83">The defendant left a two horse van unattended in a crowded street. A boy threws a stone at the horses and they started running away causing injury to women and children. A policeman who was on duty inside the police station seeing the horses running away, rushed out the police station and stopped the horses and in the process sustained injuries. The policeman sued the defendant claiming compensation. Can he succeed ?</text:p>
        </text:list-item>
      </text:list>
      <text:p text:style-name="P22"><text:soft-page-break/></text:p>
      <text:p text:style-name="P26"><text:span text:style-name="T1">(10*</text:span><text:span text:style-name="T2">2</text:span><text:span text:style-name="T1">) Solve any two of the following (mandatory) :</text:span></text:p>
      <text:p text:style-name="P26"/>
      <text:list xml:id="list636447246" text:style-name="L19">
        <text:list-item>
          <text:p text:style-name="P84">‘A’ was a Chairman at a Parish meeting. ‘B’ who was sitting seventh places away on the same table proved unruly, where upon a resolution to eject him was passed. ‘B’ who was annoyed by this, said that he would rather pull ‘A’ out of the chair. Then he be ejected and moved towards ‘A’ with clinched fists. But he was stopped by the church warden sitting next. Whether ‘B’ has committed any wrong ? Decide.</text:p>
        </text:list-item>
        <text:list-item>
          <text:p text:style-name="P84">The plaintiffs and defendants dogs were fighting. The defendant was beating there in order to separate them. As the plaintiff was looking, the defendant accidentally hit plaintiff’s eye causing severe injuries. Is the defendant liable for the damage ?</text:p>
        </text:list-item>
        <text:list-item>
          <text:p text:style-name="P84">An army vehicle collided with a private car on account of negligence of the driver of army vehicle. A passenger travelling in the car was enjured seriously in the accident. He files a suit for damages against the government. Decid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rimson Pro Black" svg:font-family="'Crimson Pro Black'"/>
    <style:font-face style:name="Crimson Pro Light" svg:font-family="'Crimson Pro Light'"/>
    <style:font-face style:name="Lohit Marathi1" svg:font-family="'Lohit Marathi'"/>
    <style:font-face style:name="Liberation Mono" svg:font-family="'Liberation Mono'" style:font-family-generic="modern" style:font-pitch="fixed"/>
    <style:font-face style:name="Crimson Pro ExtraLight" svg:font-family="'Crimson Pro ExtraLight'" style:font-pitch="variable"/>
    <style:font-face style:name="Lohit Marathi" svg:font-family="'Lohit Marath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rimson Pro Light" fo:font-size="18pt" fo:language="en" fo:country="US" style:letter-kerning="true" style:font-name-asian="Noto Sans CJK JP Regular"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rimson Pro Light" fo:font-size="18pt" fo:language="en" fo:country="US" style:letter-kerning="true" style:font-name-asian="Noto Sans CJK JP Regular"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rimson Pro Black" fo:font-family="'Crimson Pro Black'" fo:font-size="24pt" style:font-name-asian="Noto Sans CJK JP Regular" style:font-family-asian="'Noto Sans CJK JP Regular'"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fo:font-size="16pt"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4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32pt" fo:font-weight="bold" style:font-size-asian="130%" style:font-weight-asian="bold" style:font-size-complex="130%" style:font-weight-complex="bold"/>
    </style:style>
    <style:style style:name="Drawing" style:family="paragraph" style:parent-style-name="Caption" style:class="extra"/>
    <style:style style:name="Figure"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rimson Pro ExtraLight" fo:font-family="'Crimson Pro ExtraLight'" style:font-pitch="variable"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30pt"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24pt"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text-properties fo:font-size="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24pt"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8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20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6pt"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4pt"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2pt"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7T19:42:21.528046676</meta:creation-date>
    <dc:title>Default</dc:title>
    <meta:editing-duration>PT4H42M29S</meta:editing-duration>
    <meta:editing-cycles>159</meta:editing-cycles>
    <meta:generator>LibreOffice/6.3.3.2.0$Linux_X86_64 LibreOffice_project/efd344762d9d19af2cac84c1651e18355008a6ed</meta:generator>
    <meta:initial-creator>Ashok Koyi</meta:initial-creator>
    <dc:date>2019-11-18T16:13:08.287421721</dc:date>
    <dc:creator>Ashok Koyi</dc:creator>
    <meta:document-statistic meta:table-count="0" meta:image-count="0" meta:object-count="0" meta:page-count="18" meta:paragraph-count="180" meta:word-count="2605" meta:character-count="14766" meta:non-whitespace-character-count="12461"/>
    <meta:template xlink:type="simple" xlink:actuate="onRequest" xlink:title="Default" xlink:href="../../../../../../snap/libreoffice/157/.config/libreoffice/4/user/template/default.ott" meta:date="2019-11-17T19:42:19.203786672"/>
  </office:meta>
</office:document-meta>
</file>